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2e48" officeooo:paragraph-rsid="00072e48"/>
    </style:style>
    <style:style style:name="P2" style:family="paragraph" style:parent-style-name="Standard">
      <style:text-properties officeooo:rsid="00072e48" officeooo:paragraph-rsid="00072e48"/>
    </style:style>
    <style:style style:name="P3" style:family="paragraph" style:parent-style-name="Standard">
      <style:text-properties officeooo:rsid="00072e48" officeooo:paragraph-rsid="000a990e"/>
    </style:style>
    <style:style style:name="P4" style:family="paragraph" style:parent-style-name="Standard">
      <style:text-properties fo:color="#3333ff" officeooo:rsid="000922ed" officeooo:paragraph-rsid="000922ed"/>
    </style:style>
    <style:style style:name="P5" style:family="paragraph" style:parent-style-name="Standard">
      <style:text-properties fo:color="#3333ff" officeooo:rsid="000a990e" officeooo:paragraph-rsid="000a990e"/>
    </style:style>
    <style:style style:name="P6" style:family="paragraph" style:parent-style-name="Standard">
      <style:text-properties officeooo:rsid="000a990e" officeooo:paragraph-rsid="000a99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w terminator</text:p>
      <text:p text:style-name="P1">$ mkdir catkin_ws</text:p>
      <text:p text:style-name="P1">catkin_ws</text:p>
      <text:p text:style-name="P1">$ ls</text:p>
      <text:p text:style-name="P1">$ cd catkin_ws</text:p>
      <text:p text:style-name="P1">$ mkdir src</text:p>
      <text:p text:style-name="P1">$ ls</text:p>
      <text:p text:style-name="P1">src</text:p>
      <text:p text:style-name="P1">$ cd src</text:p>
      <text:p text:style-name="P1">$ catkin_init_workspace</text:p>
      <text:p text:style-name="P1">$ ls</text:p>
      <text:p text:style-name="P1">CMakeLists.txt</text:p>
      <text:p text:style-name="P1">$ cd ..</text:p>
      <text:p text:style-name="P1">$ catkin_make</text:p>
      <text:p text:style-name="P1">####</text:p>
      <text:p text:style-name="P1">#### Running command: "make -j4 -l4" in "/home/ros/catkin_ws/build"</text:p>
      <text:p text:style-name="P1">####</text:p>
      <text:p text:style-name="P1">$ ls</text:p>
      <text:p text:style-name="P1">build <text:s/>devel <text:s/>src</text:p>
      <text:p text:style-name="P1">$ source devel/setup.bash</text:p>
      <text:p text:style-name="P1">$ ls devel</text:p>
      <text:p text:style-name="P1">$ roscd</text:p>
      <text:p text:style-name="P1">$ pwd</text:p>
      <text:p text:style-name="P1">/home/ros/catkin_ws/devel</text:p>
      <text:p text:style-name="P1"/>
      <text:p text:style-name="P1">new terminator</text:p>
      <text:p text:style-name="P4">#change workspace</text:p>
      <text:p text:style-name="P1">$ cd</text:p>
      <text:p text:style-name="P1">$ roscd</text:p>
      <text:p text:style-name="P1">$ pwd</text:p>
      <text:p text:style-name="P1">/opt/ros/kinetic</text:p>
      <text:p text:style-name="P1">$ echo "source ~/catkin_ws/devel/setup.bash" &gt; ~/.bashrc</text:p>
      <text:p text:style-name="P1">$ pwd</text:p>
      <text:p text:style-name="P1">/opt/ros/kinetic</text:p>
      <text:p text:style-name="P1"/>
      <text:p text:style-name="P1">new terminator</text:p>
      <text:p text:style-name="P1">$ cd</text:p>
      <text:p text:style-name="P1">$ roscd</text:p>
      <text:p text:style-name="P1">$ pwd</text:p>
      <text:p text:style-name="P1">/home/ros/catkin_ws/devel</text:p>
      <text:p text:style-name="P1"/>
      <text:p text:style-name="P3">new terminator</text:p>
      <text:p text:style-name="P5">#go to ros workspace path</text:p>
      <text:p text:style-name="P6">$ rosc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00:51:31.464027847</meta:creation-date>
    <dc:date>2019-06-15T02:07:10.602906720</dc:date>
    <meta:editing-duration>PT21M5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41" meta:word-count="94" meta:character-count="554" meta:non-whitespace-character-count="499"/>
  </office:meta>
</office:document-meta>
</file>